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officeooo:rsid="00133f94"/>
    </style:style>
    <style:style style:name="T2" style:family="text">
      <style:text-properties officeooo:rsid="001480a6"/>
    </style:style>
    <style:style style:name="T3" style:family="text">
      <style:text-properties fo:font-variant="normal" fo:text-transform="none" fo:color="#000000" style:font-name="Times New Roman" fo:font-size="14pt" fo:letter-spacing="normal" fo:font-style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// <text:span text:style-name="T1">don t forget to modify the db request</text:span></text:p>
      <text:p text:style-name="Standard">$db = new \PDO('mysql:host=mysql;port=3306;dbname=monsupersite', 'root', 'root');</text:p>
      <text:p text:style-name="Standard">$db-&gt;setAttribute(\PDO::ATTR_ERRMODE, \PDO::ERRMODE_EXCEPTION);</text:p>
      <text:p text:style-name="Standard"/>
      <text:p text:style-name="Standard"/>
      <text:p text:style-name="Standard">// <text:span text:style-name="T1">change the permission right of the errlogger</text:span></text:p>
      <text:p text:style-name="Standard">chmod -R 777 errLogger/</text:p>
      <text:p text:style-name="Standard"/>
      <text:p text:style-name="Standard">// <text:span text:style-name="T2">variable to modify in mailer</text:span></text:p>
      <text:p text:style-name="P1"><text:span text:style-name="Strong_20_Emphasis"><text:span text:style-name="T3">Notice</text:span></text:span><text:span text:style-name="T5"> </text:span><text:span text:style-name="T4">: [0] Undefined variable: desination</text:span><text:line-break/><text:span text:style-name="Strong_20_Emphasis"><text:span text:style-name="T3">/var/www/html/lib/OCFram/Mailer.php</text:span></text:span><text:span text:style-name="T5"> </text:span><text:span text:style-name="T4">at the line </text:span><text:span text:style-name="Strong_20_Emphasis"><text:span text:style-name="T3">41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5:08:30.687737152</meta:creation-date>
    <meta:generator>LibreOffice/6.0.7.3$Linux_X86_64 LibreOffice_project/00m0$Build-3</meta:generator>
    <dc:date>2020-09-05T15:48:08.832364980</dc:date>
    <meta:editing-duration>PT28M19S</meta:editing-duration>
    <meta:editing-cycles>2</meta:editing-cycles>
    <meta:document-statistic meta:table-count="0" meta:image-count="0" meta:object-count="0" meta:page-count="1" meta:paragraph-count="7" meta:word-count="46" meta:character-count="379" meta:non-whitespace-character-count="340"/>
  </office:meta>
</office:document-meta>
</file>